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13e" officeooo:paragraph-rsid="0006213e"/>
    </style:style>
    <style:style style:name="P2" style:family="paragraph" style:parent-style-name="Standard">
      <style:text-properties officeooo:rsid="000748bc" officeooo:paragraph-rsid="000748bc"/>
    </style:style>
    <style:style style:name="P3" style:family="paragraph" style:parent-style-name="Standard">
      <style:text-properties officeooo:rsid="0007e5e2" officeooo:paragraph-rsid="0007e5e2"/>
    </style:style>
    <style:style style:name="P4" style:family="paragraph" style:parent-style-name="Standard">
      <style:text-properties officeooo:rsid="0009036b" officeooo:paragraph-rsid="0009036b"/>
    </style:style>
    <style:style style:name="P5" style:family="paragraph" style:parent-style-name="Standard">
      <style:text-properties officeooo:rsid="0007e5e2" officeooo:paragraph-rsid="0007e5e2"/>
    </style:style>
    <style:style style:name="P6" style:family="paragraph" style:parent-style-name="Standard">
      <style:text-properties officeooo:rsid="0009f8c1" officeooo:paragraph-rsid="0009f8c1"/>
    </style:style>
    <style:style style:name="P7" style:family="paragraph" style:parent-style-name="Standard">
      <style:text-properties officeooo:rsid="0009f8c1" officeooo:paragraph-rsid="000bef5a"/>
    </style:style>
    <style:style style:name="P8" style:family="paragraph" style:parent-style-name="Standard">
      <style:text-properties officeooo:rsid="000bef5a" officeooo:paragraph-rsid="000bef5a"/>
    </style:style>
    <style:style style:name="T1" style:family="text">
      <style:text-properties officeooo:rsid="000bef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#INSTUCTION HOW TO CONNECT NEUROSKY MINDWAVE TO RPI AND USE SUPERCOLLIDER TO MAKE MUSIC USING YOUR BRAINWAVES</text:p>
      <text:p text:style-name="P4"/>
      <text:p text:style-name="P4">##FIRST STEP</text:p>
      <text:p text:style-name="P4"/>
      <text:p text:style-name="P3"/>
      <text:p text:style-name="P3">For python to be able to parse binary code from neyrosky mindwave it needs the following module</text:p>
      <text:p text:style-name="P3"/>
      <text:p text:style-name="P3"><text:a xlink:type="simple" xlink:href="https://pypi.python.org/pypi/NeuroPy/0.1">https://pypi.python.org/pypi/NeuroPy/0.1</text:a></text:p>
      <text:p text:style-name="P3"/>
      <text:p text:style-name="P3">download or clone and install</text:p>
      <text:p text:style-name="P1"/>
      <text:p text:style-name="P6">##STEP TWO</text:p>
      <text:p text:style-name="P6"/>
      <text:p text:style-name="P6">Create 2 executable files:</text:p>
      <text:p text:style-name="P6">The first file should be created with</text:p>
      <text:p text:style-name="P6"/>
      <text:p text:style-name="P6">$ touch jacksclangstart.sh #you can use any name</text:p>
      <text:p text:style-name="P6"/>
      <text:p text:style-name="P6">Then edit it using your favorite editor (I use emacs you can also use nano)</text:p>
      <text:p text:style-name="P6"/>
      <text:p text:style-name="P6">$ sudo emacs jacksclangstart.sh</text:p>
      <text:p text:style-name="P6"/>
      <text:p text:style-name="P6">Copy &amp; paste the following in the file</text:p>
      <text:p text:style-name="P6"/>
      <text:p text:style-name="P6">#!/bin/sh</text:p>
      <text:p text:style-name="P6">/usr/local/bin/jackd -P75 -dalsa -dhw:1 -p1024 -n3 -s -r44100 &amp;</text:p>
      <text:p text:style-name="P6">sleep 1</text:p>
      <text:p text:style-name="P6">su root -c "sclang -D /home/pi/neucode.scd" #where (neucode.scd) will be your SuperCollider script</text:p>
      <text:p text:style-name="P6"/>
      <text:p text:style-name="P6">Then create the second file </text:p>
      <text:p text:style-name="P6"/>
      <text:p text:style-name="P6">$ touch rfconnect.sh #you can use any name</text:p>
      <text:p text:style-name="P6"/>
      <text:p text:style-name="P6">Then edit it using your favorite editor (I use emacs you can also use nano)</text:p>
      <text:p text:style-name="P6"/>
      <text:p text:style-name="P6">$ sudo emacs rfconnect.sh </text:p>
      <text:p text:style-name="P6"/>
      <text:p text:style-name="P6">Then copy $ paste the following in the file</text:p>
      <text:p text:style-name="P6"/>
      <text:p text:style-name="P6">rfcomm connect 0 XX:XX:XX:XX:XX <text:s/>#where you place the code for bluetooth of your device(neurosky mindwave-it is usually within the box<text:span text:style-name="T1">)</text:span></text:p>
      <text:p text:style-name="P6"/>
      <text:p text:style-name="P8">if not the try:</text:p>
      <text:p text:style-name="P8"/>
      <text:p text:style-name="P8">$ hcitool scan</text:p>
      <text:p text:style-name="P8"/>
      <text:p text:style-name="P8">and you should see the mindwave device (have it on pairing mode first)</text:p>
      <text:p text:style-name="P8"/>
      <text:p text:style-name="P8">##STEP THREE<text:tab/></text:p>
      <text:p text:style-name="P8"/>
      <text:p text:style-name="P8">Assuming you already habe a python script ready now its time to create an autostart procedure with <text:soft-page-break/>crontab so every time you boot the Rpi It should run 4 things:</text:p>
      <text:p text:style-name="P8"/>
      <text:p text:style-name="P8">1. the jack driver</text:p>
      <text:p text:style-name="P8">2. the sc script</text:p>
      <text:p text:style-name="P8">3. the bluetooth connection</text:p>
      <text:p text:style-name="P8">4. the python script</text:p>
      <text:p text:style-name="P6"/>
      <text:p text:style-name="P8">At the terminal type:</text:p>
      <text:p text:style-name="P8"/>
      <text:p text:style-name="P8">$ sudo crontab -e</text:p>
      <text:p text:style-name="P8"/>
      <text:p text:style-name="P8">Then paste the following:</text:p>
      <text:p text:style-name="P8"/>
      <text:p text:style-name="P8"/>
      <text:p text:style-name="P7"><text:span text:style-name="T1">@reboot /home/pi/rfconnect.sh</text:span></text:p>
      <text:p text:style-name="P8">@reboot /bin/sh /home/pi/jacksclangstart.sh</text:p>
      <text:p text:style-name="P8">@reboot sleep 15; python /home/pi/mind_test.py &amp; <text:s text:c="2"/>#where (mind_test.py) shoyld be your python script file</text:p>
      <text:p text:style-name="P8"></text:p>
      <text:p text:style-name="P8"/>
      <text:p text:style-name="P8">##THAT SHOULD DO IT </text:p>
      <text:p text:style-name="P8"/>
      <text:p text:style-name="P8">Reboot est voila!</text:p>
      <text:p text:style-name="P8"/>
      <text:p text:style-name="P8"/>
      <text:p text:style-name="P8"/>
      <text:p text:style-name="P8"/>
      <text:p text:style-name="P8">##CODE EXAMPLE FOR PYTHON USING THE “neuroPy” MODULE</text:p>
      <text:p text:style-name="P1"/>
      <text:p text:style-name="P1"/>
      <text:p text:style-name="P1"/>
      <text:p text:style-name="P1">from NeuroPy import NeuroPy </text:p>
      <text:p text:style-name="P1">import time </text:p>
      <text:p text:style-name="P1">object1=NeuroPy('/dev/rfcomm0') </text:p>
      <text:p text:style-name="P1">time.sleep(2) </text:p>
      <text:p text:style-name="P1"/>
      <text:p text:style-name="P1">object1.start() </text:p>
      <text:p text:style-name="P1"/>
      <text:p text:style-name="P1">def attention_callback(attention_value): </text:p>
      <text:p text:style-name="P1"><text:s text:c="4"/>"this function will be called everytime NeuroPy has a new value for attention" </text:p>
      <text:p text:style-name="P1"><text:s text:c="4"/>print "Value of attention is",attention_value </text:p>
      <text:p text:style-name="P1"><text:s text:c="4"/>#do other stuff (fire a rocket), based on the obtained value of attention_value </text:p>
      <text:p text:style-name="P1"><text:s text:c="4"/>#do some more stuff </text:p>
      <text:p text:style-name="P1"><text:s text:c="4"/>return None </text:p>
      <text:p text:style-name="P1"/>
      <text:p text:style-name="P1">#set call back: </text:p>
      <text:p text:style-name="P1">object1.setCallBack("attention",attention_callback) </text:p>
      <text:p text:style-name="P1"/>
      <text:p text:style-name="P1">#call start method </text:p>
      <text:p text:style-name="P1">object1.start() </text:p>
      <text:p text:style-name="P1"/>
      <text:p text:style-name="P1">while True: </text:p>
      <text:p text:style-name="P1"><text:soft-page-break/><text:s text:c="4"/>if(object1.meditation&gt;70): #another way of accessing data provided by headset (1st being call backs) </text:p>
      <text:p text:style-name="P1"><text:s text:c="8"/>object1.stop() <text:s text:c="8"/>#if meditation level reaches above 70, stop fetching data from the headse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other variables: attention,meditation,rawValue,delta,theta,lowAlpha,highAlpha,lowBeta,highBeta,lowGamma,midGamma, poorSignal and blinkStrength </text:p>
      <text:p text:style-name="P1"/>
      <text:p text:style-name="P1"/>
      <text:p text:style-name="P1"/>
      <text:p text:style-name="P1"/>
      <text:p text:style-name="P8">##SUPECOLLIDER CODE SCRIPT EXAMPLE</text:p>
      <text:p text:style-name="P2"/>
      <text:p text:style-name="P2">sudo sclang neucode.scd</text:p>
      <text:p text:style-name="P2"/>
      <text:p text:style-name="P2"/>
      <text:p text:style-name="P2">(</text:p>
      <text:p text:style-name="P2">s.waitForBoot</text:p>
      <text:p text:style-name="P2">{</text:p>
      <text:p text:style-name="P2"><text:s text:c="8"/>{ <text:s text:c="6"/>SynthDef.new(\noise, {</text:p>
      <text:p text:style-name="P2"><text:s text:c="24"/>arg freq=440, amp=0.2, pha = 0;</text:p>
      <text:p text:style-name="P2"><text:s text:c="24"/>var sig, env, sig2, gen;</text:p>
      <text:p text:style-name="P2"/>
      <text:p text:style-name="P2"><text:s text:c="24"/>sig=SinOsc.ar (freq, 0.05);</text:p>
      <text:p text:style-name="P2"><text:s text:c="24"/>sig2=LFTri.ar (freq, 0.08) ;</text:p>
      <text:p text:style-name="P2"><text:s text:c="24"/>env = Env.triangle(4, amp);</text:p>
      <text:p text:style-name="P2"><text:s text:c="24"/>gen = EnvGen.kr(env, doneAction: 2);</text:p>
      <text:p text:style-name="P2"/>
      <text:p text:style-name="P2"><text:s text:c="24"/>sig=[sig+sig2]*gen;</text:p>
      <text:p text:style-name="P2"><text:s text:c="24"/>Out.ar(0,(sig * amp).dup);</text:p>
      <text:p text:style-name="P2"/>
      <text:p text:style-name="P2"><text:s text:c="16"/>}).play;</text:p>
      <text:p text:style-name="P2"><text:s text:c="16"/>5.wait;</text:p>
      <text:p text:style-name="P2"/>
      <text:p text:style-name="P2"><text:s text:c="16"/>OSCdef.new(</text:p>
      <text:p text:style-name="P2"><text:s text:c="24"/>\bang,</text:p>
      <text:p text:style-name="P2"><text:s text:c="24"/>{</text:p>
      <text:p text:style-name="P2"><text:s text:c="32"/>arg msg, time, addr, port;</text:p>
      <text:p text:style-name="P2"><text:s text:c="32"/>[msg, time, addr, port].postln;</text:p>
      <text:p text:style-name="P2"/>
      <text:p text:style-name="P2"><text:s text:c="32"/>Synth(\noise, [freq:msg[1] * 100]);</text:p>
      <text:p text:style-name="P2"/>
      <text:p text:style-name="P2"><text:s text:c="24"/>},'/bang'</text:p>
      <text:p text:style-name="P2"><text:s text:c="16"/>)</text:p>
      <text:p text:style-name="P2">}.fork;</text:p>
      <text:p text:style-name="P2">}</text:p>
      <text:p text:style-name="P2"><text:soft-page-break/>)</text:p>
      <text:p text:style-name="P2"/>
      <text:p text:style-name="P2"/>
      <text:p text:style-name="P2"/>
      <text:p text:style-name="P2"/>
      <text:p text:style-name="P8">##GOOD LUCK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0T23:37:03.675779465</meta:creation-date>
    <dc:date>2016-07-24T21:25:39.139909968</dc:date>
    <meta:editing-duration>PT24M5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4" meta:paragraph-count="88" meta:word-count="449" meta:character-count="3546" meta:non-whitespace-character-count="2671"/>
  </office:meta>
</office:document-meta>
</file>